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32" style:family="table-cell" style:parent-style-name="Default">
      <style:table-cell-properties style:glyph-orientation-vertical="0" fo:background-color="#f68e76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3" style:family="table-cell" style:parent-style-name="Default" style:data-style-name="N10">
      <style:table-cell-properties style:glyph-orientation-vertical="0" fo:border-bottom="1.76pt solid #1f1c1b" fo:background-color="#f68e76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3pt" fo:font-style="normal" fo:text-shadow="none" style:text-underline-style="none" fo:font-weight="bold" style:font-size-asian="13pt" style:font-style-asian="normal" style:font-weight-asian="bold" style:font-name-complex="Arial CE1" style:font-size-complex="13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adc5e7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fill-color="#fcd4d1"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fill-color="#fcd4d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cd4d1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5" style:family="paragraph">
      <loext:graphic-properties draw:fill-color="#fcd4d1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a podstawie formuły zawartej w komórce E7, opisz w pustym polu zasady obliczania</text:span></text:p>
            <text:p text:style-name="P2"><text:span text:style-name="T1">płacy za nadgodziny w pewnej firmie.</text:span></text:p>
          </draw:rect>
          <draw:rect draw:z-index="1" draw:style-name="gr2" draw:text-style-name="P5" svg:width="148.22mm" svg:height="99.1mm" svg:x="185.25mm" svg:y="16.37mm">
            <text:p text:style-name="P4"><text:span text:style-name="T2">Jeśli liczba nadgodzin jest mniejsza lub równa liczbie nadgodzin bez premii</text:span></text:p>
            <text:p text:style-name="P4"><text:span text:style-name="T2">To mnożymy ja przez stawkę płacy. Jeśli jest większa to do iloczynu dodajemy</text:span></text:p>
            <text:p text:style-name="P4"><text:span text:style-name="T2"><text:s/></text:span><text:span text:style-name="T2">różnicę nadgodzin i nadgodzin bez premii dodatkowo pomnożoną przez stawkę</text:span></text:p>
            <text:p text:style-name="P4"><text:span text:style-name="T2"><text:s/></text:span><text:span text:style-name="T2">płacy i premię za ponadnormatywne nadgodziny</text:span>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<text:s text:c="12"/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32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33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32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32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35" office:value-type="string" calcext:value-type="string">
            <text:p>płaca=</text:p>
          </table:table-cell>
          <table:table-cell table:style-name="ce3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różow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niebieski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12:30.88603268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9-04-03T11:18:11.608453164</dc:date>
    <meta:print-date>2003-03-13T12:37:37</meta:print-date>
    <meta:generator>LibreOffice/6.0.7.3$Linux_X86_64 LibreOffice_project/00m0$Build-3</meta:generator>
    <meta:editing-duration>PT13M20S</meta:editing-duration>
    <meta:editing-cycles>4</meta:editing-cycles>
    <meta:document-statistic meta:table-count="3" meta:cell-count="16" meta:object-count="2"/>
  </office:meta>
</office:document-meta>
</file>